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>%=destinataireAdresse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10-12-21T13:21:20</dc:date>
    <meta:editing-cycles>12</meta:editing-cycles>
    <meta:editing-duration>PT6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" meta:character-count="23"/>
  </office:meta>
</office:document-meta>
</file>